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Stat</text:p>
          </table:table-cell>
          <table:table-cell table:style-name="ce5" office:value-type="string" calcext:value-type="string">
            <text:p>Raw</text:p>
          </table:table-cell>
          <table:table-cell table:style-name="ce1" office:value-type="string" calcext:value-type="string">
            <text:p>Enh</text:p>
          </table:table-cell>
          <table:table-cell table:style-name="ce1" table:number-columns-repeated="12"/>
          <table:table-cell table:style-name="ce7"/>
          <table:table-cell table:style-name="ce1" table:number-columns-repeated="1008"/>
        </table:table-row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555" calcext:value-type="float">
            <text:p>555</text:p>
          </table:table-cell>
          <table:table-cell table:style-name="ce1" table:formula="of:=[.B2]" office:value-type="float" office:value="555" calcext:value-type="float">
            <text:p>555</text:p>
          </table:table-cell>
          <table:table-cell/>
          <table:table-cell table:style-name="ce1" table:formula="of:=[.N9]" office:value-type="string" office:string-value="EH-Bal" calcext:value-type="string">
            <text:p>EH-Bal</text:p>
          </table:table-cell>
          <table:table-cell table:style-name="ce1" table:formula="of:=[.O9]" office:value-type="float" office:value="37305.7125" calcext:value-type="float">
            <text:p>37305.7125</text:p>
          </table:table-cell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5550" calcext:value-type="float">
            <text:p>5550</text:p>
          </table:table-cell>
          <table:table-cell office:value-type="string" calcext:value-type="string">
            <text:p>hp/min:</text:p>
          </table:table-cell>
          <table:table-cell table:formula="of:=[.M2]*(1+[.L15])/100" office:value-type="float" office:value="129.87" calcext:value-type="float">
            <text:p>129.87</text:p>
          </table:table-cell>
          <table:table-cell table:style-name="ce7" table:formula="of:=1%*(1+[.L15])" office:value-type="percentage" office:value="0.0234" calcext:value-type="percentage">
            <text:p>2.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285" calcext:value-type="float">
            <text:p>285</text:p>
          </table:table-cell>
          <table:table-cell table:style-name="ce1" table:formula="of:=[.B3]" office:value-type="float" office:value="285" calcext:value-type="float">
            <text:p>285</text:p>
          </table:table-cell>
          <table:table-cell/>
          <table:table-cell table:style-name="ce1" table:formula="of:=[.N10]" office:value-type="string" office:string-value="Resil" calcext:value-type="string">
            <text:p>Resil</text:p>
          </table:table-cell>
          <table:table-cell table:style-name="ce7" table:formula="of:=[.O10]" office:value-type="percentage" office:value="4.845" calcext:value-type="percentage">
            <text:p>484.50%</text:p>
          </table:table-cell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M3]*(2%+[.D4]/10000)" office:value-type="float" office:value="0" calcext:value-type="float">
            <text:p>0</text:p>
          </table:table-cell>
          <table:table-cell table:style-name="ce7" table:formula="of:=2%+[.C7]/10000" office:value-type="percentage" office:value="0.0505" calcext:value-type="percentage">
            <text:p>5.0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211" calcext:value-type="float">
            <text:p>211</text:p>
          </table:table-cell>
          <table:table-cell table:style-name="ce1" table:formula="of:=[.B4]*(1+[.R15])" office:value-type="float" office:value="559.15" calcext:value-type="float">
            <text:p>559.15</text:p>
          </table:table-cell>
          <table:table-cell/>
          <table:table-cell table:style-name="ce1" table:formula="of:=[.N11]" office:value-type="string" office:string-value="Speed" calcext:value-type="string">
            <text:p>Speed</text:p>
          </table:table-cell>
          <table:table-cell table:style-name="ce7" table:formula="of:=[.O11]" office:value-type="percentage" office:value="4.155" calcext:value-type="percentage">
            <text:p>415.50%</text:p>
          </table:table-cell>
          <table:table-cell table:style-name="ce1"/>
          <table:table-cell/>
          <table:table-cell table:style-name="ce1"/>
          <table:table-cell table:number-columns-repeated="4"/>
          <table:table-cell office:value-type="string" calcext:value-type="string">
            <text:p>w/Med:</text:p>
          </table:table-cell>
          <table:table-cell table:formula="of:=[.O3]*(4+[.B27]*3%)" office:value-type="float" office:value="0" calcext:value-type="float">
            <text:p>0</text:p>
          </table:table-cell>
          <table:table-cell table:style-name="ce7" table:formula="of:=([.P3]-1%)*(4+[.B27]*3%)+1%" office:value-type="percentage" office:value="0.21331" calcext:value-type="percentage">
            <text:p>21.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x</text:p>
          </table:table-cell>
          <table:table-cell table:style-name="ce2" office:value-type="float" office:value="350" calcext:value-type="float">
            <text:p>350</text:p>
          </table:table-cell>
          <table:table-cell table:style-name="ce1" table:formula="of:=[.B5]*(1+[.U15])" office:value-type="float" office:value="827.75" calcext:value-type="float">
            <text:p>827.75</text:p>
          </table:table-cell>
          <table:table-cell/>
          <table:table-cell table:style-name="ce1" table:formula="of:=[.N12]" office:value-type="string" office:string-value="Reflex" calcext:value-type="string">
            <text:p>Reflex</text:p>
          </table:table-cell>
          <table:table-cell table:style-name="ce7" table:formula="of:=[.O12]" office:value-type="percentage" office:value="1.14" calcext:value-type="percentage">
            <text:p>114.00%</text:p>
          </table:table-cell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nt</text:p>
          </table:table-cell>
          <table:table-cell table:style-name="ce2" office:value-type="float" office:value="500" calcext:value-type="float">
            <text:p>500</text:p>
          </table:table-cell>
          <table:table-cell table:style-name="ce1" table:formula="of:=[.B6]" office:value-type="float" office:value="500" calcext:value-type="float">
            <text:p>500</text:p>
          </table:table-cell>
          <table:table-cell/>
          <table:table-cell table:style-name="ce1" table:formula="of:=[.M16]" office:value-type="string" office:string-value="Damage" calcext:value-type="string">
            <text:p>Damage</text:p>
          </table:table-cell>
          <table:table-cell table:style-name="ce7" table:formula="of:=[.O15]" office:value-type="percentage" office:value="4.515" calcext:value-type="percentage">
            <text:p>451.50%</text:p>
          </table:table-cell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Wis</text:p>
          </table:table-cell>
          <table:table-cell table:style-name="ce2" office:value-type="float" office:value="305" calcext:value-type="float">
            <text:p>305</text:p>
          </table:table-cell>
          <table:table-cell table:style-name="ce1" table:formula="of:=[.B7]" office:value-type="float" office:value="305" calcext:value-type="float">
            <text:p>305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2]/(1/(1+[.$I$15]))" office:value-type="float" office:value="32439.75" calcext:value-type="float">
            <text:p>32439.75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9]+[.M10])/2" office:value-type="float" office:value="37305.7125" calcext:value-type="float">
            <text:p>37305.7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2]/(1/(1+[.$I$15]))/(1/(1+[.AA15]))" office:value-type="float" office:value="42171.675" calcext:value-type="float">
            <text:p>42171.675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5]" office:value-type="percentage" office:value="4.845" calcext:value-type="percentage">
            <text:p>484.5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X15]" office:value-type="percentage" office:value="4.155" calcext:value-type="percentage">
            <text:p>415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office:value-type="string" calcext:value-type="string">
            <text:p>Reflex</text:p>
          </table:table-cell>
          <table:table-cell table:style-name="ce7" table:formula="of:=[.AD15]" office:value-type="percentage" office:value="1.14" calcext:value-type="percentage">
            <text:p>114.0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8:.I56])" office:value-type="percentage" office:value="4.845" calcext:value-type="percentage">
            <text:p>484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8:.L56])" office:value-type="percentage" office:value="1.34" calcext:value-type="percentage">
            <text:p>134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8:.O56])" office:value-type="percentage" office:value="4.515" calcext:value-type="percentage">
            <text:p>451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8:.R56])" office:value-type="percentage" office:value="1.65" calcext:value-type="percentage">
            <text:p>165.00%</text:p>
          </table:table-cell>
          <table:table-cell table:style-name="ce7"/>
          <table:table-cell office:value-type="string" calcext:value-type="string">
            <text:p>Total:</text:p>
          </table:table-cell>
          <table:table-cell table:style-name="ce7" table:formula="of:=SUM([.U18:.U56])" office:value-type="percentage" office:value="1.365" calcext:value-type="percentage">
            <text:p>136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8:.X56])" office:value-type="percentage" office:value="4.155" calcext:value-type="percentage">
            <text:p>415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A18:.AA56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D18:.AD56])" office:value-type="percentage" office:value="1.14" calcext:value-type="percentage">
            <text:p>114.00%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Ash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Dexterity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2"/>
          <table:table-cell table:style-name="ce1" office:value-type="string" calcext:value-type="string">
            <text:p>Reflexes</text:p>
          </table:table-cell>
          <table:table-cell table:style-name="ce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8]=1;[.$B$9];0%)+IF([.E18]=1;[.$B$11];0%)+IF([.D18]=1;[.$B$10];0%)" office:value-type="percentage" office:value="3" calcext:value-type="percentage">
            <text:p>30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1.65" calcext:value-type="percentage">
            <text:p>165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8]+[.Q18]*[.$B18])*[.$F18]" office:value-type="percentage" office:value="1.65" calcext:value-type="percentage">
            <text:p>165.00%</text:p>
          </table:table-cell>
          <table:table-cell table:style-name="ce3" table:number-columns-repeated="3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8]+[.W18]*[.$B18])*[.$F18]" office:value-type="percentage" office:value="1.65" calcext:value-type="percentage">
            <text:p>165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9]+[.K19]*[.$B19])*[.$F19]" office:value-type="percentage" office:value="1.34" calcext:value-type="percentage">
            <text:p>134.00%</text:p>
          </table:table-cell>
          <table:table-cell table:number-columns-repeated="12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Y19]+[.Z19]*[.$B19])*[.$F19]" office:value-type="percentage" office:value="0.3" calcext:value-type="percentage">
            <text:p>3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0]=1;[.$B$9];0%)+IF([.E20]=1;[.$B$11];0%)+IF([.D20]=1;[.$B$10];0%)" office:value-type="percentage" office:value="3" calcext:value-type="percentage">
            <text:p>30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20]+[.N20]*[.$B20])*[.$F20]" office:value-type="percentage" office:value="2.85" calcext:value-type="percentage">
            <text:p>285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2]=1;[.$B$9];0%)+IF([.E22]=1;[.$B$11];0%)+IF([.D22]=1;[.$B$10];0%)" office:value-type="percentage" office:value="3" calcext:value-type="percentage">
            <text:p>30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22]+[.H22]*[.$B22])*[.$F22]" office:value-type="percentage" office:value="1.365" calcext:value-type="percentage">
            <text:p>136.50%</text:p>
          </table:table-cell>
          <table:table-cell table:number-columns-repeated="6"/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table:formula="of:=([.P22]+[.Q22]*[.$B22])*[.$F22]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22]+[.T22]*[.$B22])*[.$F22]" office:value-type="percentage" office:value="1.365" calcext:value-type="percentage">
            <text:p>136.5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2]+[.W22]*[.$B22])*[.$F22]" office:value-type="percentage" office:value="1.365" calcext:value-type="percentage">
            <text:p>136.5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3]=1;[.$B$9];0%)+IF([.E23]=1;[.$B$11];0%)+IF([.D23]=1;[.$B$10];0%)" office:value-type="percentage" office:value="3" calcext:value-type="percentage">
            <text:p>30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23]+[.H23]*[.$B23])*[.$F23]" office:value-type="percentage" office:value="1.83" calcext:value-type="percentage">
            <text:p>183.00%</text:p>
          </table:table-cell>
          <table:table-cell table:number-columns-repeated="6"/>
          <table:table-cell table:style-name="ce3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4]=1;[.$B$9];0%)+IF([.E24]=1;[.$B$11];0%)+IF([.D24]=1;[.$B$10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6"/>
          <table:table-cell table:style-name="ce3" table:number-columns-repeated="6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4]+[.W24]*[.$B24])*[.$F24]" office:value-type="percentage" office:value="1.14" calcext:value-type="percentage">
            <text:p>114.00%</text:p>
          </table:table-cell>
          <table:table-cell table:number-columns-repeated="3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AB24]+[.AC24]*[.$B24])*[.$F24]" office:value-type="percentage" office:value="1.14" calcext:value-type="percentage">
            <text:p>114.0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5]=1;[.$B$9];0%)+IF([.E25]=1;[.$B$11];0%)+IF([.D25]=1;[.$B$10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25]+[.N25]*[.$B25])*[.$F25]" office:value-type="percentage" office:value="1.665" calcext:value-type="percentage">
            <text:p>166.50%</text:p>
          </table:table-cell>
          <table:table-cell table:style-name="ce3" table:number-columns-repeated="9"/>
          <table:table-cell table:number-columns-repeated="3"/>
          <table:table-cell table:style-name="ce3" table:number-columns-repeated="3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2:44:10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5T13:24:38.899000000</dc:date>
    <meta:generator>LibreOffice/7.0.5.2$Windows_X86_64 LibreOffice_project/64390860c6cd0aca4beafafcfd84613dd9dfb63a</meta:generator>
    <meta:editing-duration>PT1H53M13S</meta:editing-duration>
    <meta:editing-cycles>17</meta:editing-cycles>
    <meta:document-statistic meta:table-count="1" meta:cell-count="190" meta:object-count="0"/>
    <meta:user-defined meta:name="AppVersion">16.0300</meta:user-defined>
  </office:meta>
</office:document-meta>
</file>